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adugi" svg:font-family="Gadugi"/>
    <style:font-face style:name="Lucida Sans1" svg:font-family="'Lucida Sans'" style:font-family-generic="swiss"/>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style:text-position="0% 100%" fo:font-size="20pt" fo:font-style="normal" style:text-underline-style="solid" style:text-underline-width="auto" style:text-underline-color="font-color" fo:font-weight="bold" officeooo:rsid="004a9999" officeooo:paragraph-rsid="0014541f" style:font-size-asian="20pt" style:font-style-asian="normal" style:font-weight-asian="bold" style:font-size-complex="20pt" style:font-style-complex="normal" style:font-weight-complex="bold"/>
    </style:style>
    <style:style style:name="P2"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4d9bc8" officeooo:paragraph-rsid="004d9bc8" style:font-size-asian="10.5pt" style:font-style-asian="normal" style:font-weight-asian="normal" style:font-size-complex="12pt" style:font-style-complex="normal" style:font-weight-complex="normal"/>
    </style:style>
    <style:style style:name="P3"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50c132" officeooo:paragraph-rsid="004d9bc8" style:font-size-asian="10.5pt" style:font-style-asian="normal" style:font-weight-asian="normal" style:font-size-complex="12pt" style:font-style-complex="normal" style:font-weight-complex="normal"/>
    </style:style>
    <style:style style:name="P4"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none" fo:font-weight="normal" officeooo:rsid="0050c132" officeooo:paragraph-rsid="0050c132" style:font-size-asian="10.5pt" style:font-style-asian="normal" style:font-weight-asian="normal" style:font-size-complex="12pt" style:font-style-complex="normal" style:font-weight-complex="normal"/>
    </style:style>
    <style:style style:name="P5"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solid" style:text-underline-width="auto" style:text-underline-color="font-color" fo:font-weight="bold" officeooo:rsid="004d9bc8" officeooo:paragraph-rsid="004d9bc8" style:font-size-asian="10.5pt" style:font-style-asian="normal" style:font-weight-asian="bold" style:font-size-complex="12pt" style:font-style-complex="normal" style:font-weight-complex="bold"/>
    </style:style>
    <style:style style:name="P6"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solid" style:text-underline-width="auto" style:text-underline-color="font-color" fo:font-weight="bold" officeooo:rsid="00584408" officeooo:paragraph-rsid="00584408" style:font-size-asian="10.5pt" style:font-style-asian="normal" style:font-weight-asian="bold" style:font-size-complex="12pt" style:font-style-complex="normal" style:font-weight-complex="bold"/>
    </style:style>
    <style:style style:name="P7" style:family="paragraph" style:parent-style-name="List_20_Paragraph">
      <style:paragraph-properties fo:margin-left="0cm" fo:margin-right="0cm" fo:text-align="start" style:justify-single-word="false" fo:text-indent="0cm" style:auto-text-indent="false"/>
      <style:text-properties fo:color="#c9211e" style:text-position="0% 100%" fo:font-size="12pt" fo:font-style="normal" style:text-underline-style="solid" style:text-underline-width="auto" style:text-underline-color="font-color" fo:font-weight="bold" officeooo:rsid="005e489e" officeooo:paragraph-rsid="005e489e" style:font-size-asian="10.5pt" style:font-style-asian="normal" style:font-weight-asian="bold" style:font-size-complex="12pt" style:font-style-complex="normal" style:font-weight-complex="bold"/>
    </style:style>
    <style:style style:name="P8"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939b5" officeooo:paragraph-rsid="004939b5" style:font-size-asian="10.5pt" style:font-style-asian="normal" style:font-weight-asian="normal" style:font-size-complex="12pt" style:font-style-complex="normal" style:font-weight-complex="normal"/>
    </style:style>
    <style:style style:name="P9"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d9bc8" officeooo:paragraph-rsid="004d9bc8" style:font-size-asian="10.5pt" style:font-style-asian="normal" style:font-weight-asian="normal" style:font-size-complex="12pt" style:font-style-complex="normal" style:font-weight-complex="normal"/>
    </style:style>
    <style:style style:name="P10"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d9bc8" officeooo:paragraph-rsid="004e978a" style:font-size-asian="10.5pt" style:font-style-asian="normal" style:font-weight-asian="normal" style:font-size-complex="12pt" style:font-style-complex="normal" style:font-weight-complex="normal"/>
    </style:style>
    <style:style style:name="P11"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4e978a" officeooo:paragraph-rsid="004e978a" style:font-size-asian="10.5pt" style:font-style-asian="normal" style:font-weight-asian="normal" style:font-size-complex="12pt" style:font-style-complex="normal" style:font-weight-complex="normal"/>
    </style:style>
    <style:style style:name="P12"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0c132" officeooo:paragraph-rsid="0050c132" style:font-size-asian="10.5pt" style:font-style-asian="normal" style:font-weight-asian="normal" style:font-size-complex="12pt" style:font-style-complex="normal" style:font-weight-complex="normal"/>
    </style:style>
    <style:style style:name="P13"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49ac9" officeooo:paragraph-rsid="00549ac9" style:font-size-asian="10.5pt" style:font-style-asian="normal" style:font-weight-asian="normal" style:font-size-complex="12pt" style:font-style-complex="normal" style:font-weight-complex="normal"/>
    </style:style>
    <style:style style:name="P14"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59b2b" officeooo:paragraph-rsid="00559b2b" style:font-size-asian="10.5pt" style:font-style-asian="normal" style:font-weight-asian="normal" style:font-size-complex="12pt" style:font-style-complex="normal" style:font-weight-complex="normal"/>
    </style:style>
    <style:style style:name="P15"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64577" officeooo:paragraph-rsid="00564577" style:font-size-asian="10.5pt" style:font-style-asian="normal" style:font-weight-asian="normal" style:font-size-complex="12pt" style:font-style-complex="normal" style:font-weight-complex="normal"/>
    </style:style>
    <style:style style:name="P16"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84408" officeooo:paragraph-rsid="00584408" style:font-size-asian="10.5pt" style:font-style-asian="normal" style:font-weight-asian="normal" style:font-size-complex="12pt" style:font-style-complex="normal" style:font-weight-complex="normal"/>
    </style:style>
    <style:style style:name="P17"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a6321" officeooo:paragraph-rsid="005a6321" style:font-size-asian="10.5pt" style:font-style-asian="normal" style:font-weight-asian="normal" style:font-size-complex="12pt" style:font-style-complex="normal" style:font-weight-complex="normal"/>
    </style:style>
    <style:style style:name="P18"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b3dbf" officeooo:paragraph-rsid="005d3911" style:font-size-asian="10.5pt" style:font-style-asian="normal" style:font-weight-asian="normal" style:font-size-complex="12pt" style:font-style-complex="normal" style:font-weight-complex="normal"/>
    </style:style>
    <style:style style:name="P19"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d5a13" officeooo:paragraph-rsid="005d5a13" style:font-size-asian="10.5pt" style:font-style-asian="normal" style:font-weight-asian="normal" style:font-size-complex="12pt" style:font-style-complex="normal" style:font-weight-complex="normal"/>
    </style:style>
    <style:style style:name="P20"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e489e" officeooo:paragraph-rsid="005e489e" style:font-size-asian="10.5pt" style:font-style-asian="normal" style:font-weight-asian="normal" style:font-size-complex="12pt" style:font-style-complex="normal" style:font-weight-complex="normal"/>
    </style:style>
    <style:style style:name="P21"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efb0c" officeooo:paragraph-rsid="005efb0c" style:font-size-asian="10.5pt" style:font-style-asian="normal" style:font-weight-asian="normal" style:font-size-complex="12pt" style:font-style-complex="normal" style:font-weight-complex="normal"/>
    </style:style>
    <style:style style:name="P22"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60c384" officeooo:paragraph-rsid="0060c384" style:font-size-asian="10.5pt" style:font-style-asian="normal" style:font-weight-asian="normal" style:font-size-complex="12pt" style:font-style-complex="normal" style:font-weight-complex="normal"/>
    </style:style>
    <style:style style:name="P23"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622438" officeooo:paragraph-rsid="00622438" style:font-size-asian="10.5pt" style:font-style-asian="normal" style:font-weight-asian="normal" style:font-size-complex="12pt" style:font-style-complex="normal" style:font-weight-complex="normal"/>
    </style:style>
    <style:style style:name="P24" style:family="paragraph" style:parent-style-name="List_20_Paragraph">
      <style:paragraph-properties fo:margin-left="0cm" fo:margin-right="0cm" fo:text-align="start" style:justify-single-word="false" fo:text-indent="0cm" style:auto-text-indent="false"/>
      <style:text-properties fo:color="#2a6099" style:text-position="0% 100%" fo:font-size="12pt" fo:font-style="normal" style:text-underline-style="none" fo:font-weight="normal" officeooo:rsid="0050c132" officeooo:paragraph-rsid="0050c132" style:font-size-asian="10.5pt" style:font-style-asian="normal" style:font-weight-asian="normal" style:font-size-complex="12pt" style:font-style-complex="normal" style:font-weight-complex="normal"/>
    </style:style>
    <style:style style:name="P25" style:family="paragraph" style:parent-style-name="List_20_Paragraph">
      <style:paragraph-properties fo:margin-left="0cm" fo:margin-right="0cm" fo:text-align="start" style:justify-single-word="false" fo:text-indent="0cm" style:auto-text-indent="false"/>
      <style:text-properties fo:color="#2a6099" style:text-position="0% 100%" fo:font-size="12pt" fo:font-style="normal" style:text-underline-style="none" fo:font-weight="normal" officeooo:rsid="00584408" officeooo:paragraph-rsid="00584408" style:font-size-asian="10.5pt" style:font-style-asian="normal" style:font-weight-asian="normal" style:font-size-complex="12pt" style:font-style-complex="normal" style:font-weight-complex="normal"/>
    </style:style>
    <style:style style:name="P26" style:family="paragraph" style:parent-style-name="List_20_Paragraph">
      <style:paragraph-properties fo:margin-left="0cm" fo:margin-right="0cm" fo:text-align="start" style:justify-single-word="false" fo:text-indent="0cm" style:auto-text-indent="false"/>
      <style:text-properties fo:color="#2a6099" style:text-position="0% 100%" fo:font-size="12pt" fo:font-style="normal" style:text-underline-style="none" fo:font-weight="normal" officeooo:rsid="005e489e" officeooo:paragraph-rsid="005e489e" style:font-size-asian="10.5pt" style:font-style-asian="normal" style:font-weight-asian="normal" style:font-size-complex="12pt" style:font-style-complex="normal" style:font-weight-complex="normal"/>
    </style:style>
    <style:style style:name="P27" style:family="paragraph" style:parent-style-name="List_20_Paragraph" style:list-style-name="WWNum24">
      <style:text-properties officeooo:paragraph-rsid="0063df0d"/>
    </style:style>
    <style:style style:name="P28" style:family="paragraph" style:parent-style-name="List_20_Paragraph" style:list-style-name="WWNum25">
      <style:text-properties officeooo:paragraph-rsid="00652699"/>
    </style:style>
    <style:style style:name="P29"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60c384" officeooo:paragraph-rsid="0060c384" style:font-size-asian="10.5pt" style:font-style-asian="normal" style:font-weight-asian="normal" style:font-size-complex="12pt" style:font-style-complex="normal" style:font-weight-complex="normal"/>
    </style:style>
    <style:style style:name="P30" style:family="paragraph" style:parent-style-name="List_20_Paragraph">
      <style:paragraph-properties fo:margin-left="0cm" fo:margin-right="0cm" fo:text-align="start" style:justify-single-word="false" fo:text-indent="0cm" style:auto-text-indent="false"/>
      <style:text-properties fo:color="#000000" style:text-position="0% 100%" fo:font-size="12pt" fo:font-style="normal" style:text-underline-style="none" fo:font-weight="normal" officeooo:rsid="005b3dbf" officeooo:paragraph-rsid="005d3911" style:font-size-asian="10.5pt" style:font-style-asian="normal" style:font-weight-asian="normal" style:font-size-complex="12pt" style:font-style-complex="normal" style:font-weight-complex="normal"/>
    </style:style>
    <style:style style:name="P31" style:family="paragraph" style:parent-style-name="List_20_Paragraph">
      <style:paragraph-properties fo:margin-left="0.27cm" fo:margin-right="0cm" fo:text-indent="0cm" style:auto-text-indent="false"/>
      <style:text-properties fo:color="#ff0000" officeooo:paragraph-rsid="0063df0d"/>
    </style:style>
    <style:style style:name="P32" style:family="paragraph" style:parent-style-name="List_20_Paragraph">
      <style:paragraph-properties fo:margin-left="-1cm" fo:margin-right="0cm" fo:text-indent="1.27cm" style:auto-text-indent="false"/>
      <style:text-properties officeooo:paragraph-rsid="0063df0d"/>
    </style:style>
    <style:style style:name="P33" style:family="paragraph" style:parent-style-name="List_20_Paragraph">
      <style:paragraph-properties fo:margin-left="-1cm" fo:margin-right="0cm" fo:text-indent="0cm" style:auto-text-indent="false"/>
      <style:text-properties officeooo:paragraph-rsid="0063df0d"/>
    </style:style>
    <style:style style:name="P34"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584408" officeooo:paragraph-rsid="0063df0d"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0c384" officeooo:paragraph-rsid="0063df0d"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354a0" officeooo:paragraph-rsid="00652699"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52699" officeooo:paragraph-rsid="00652699"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62fa2" officeooo:paragraph-rsid="00662fa2"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64ec8" officeooo:paragraph-rsid="006770cd"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64ec8" officeooo:paragraph-rsid="006d1598"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770cd" officeooo:paragraph-rsid="006770cd"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770cd" officeooo:paragraph-rsid="00693955"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93955" officeooo:paragraph-rsid="00693955"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afcdd" officeooo:paragraph-rsid="006afcdd"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afcdd" officeooo:paragraph-rsid="006c4d95"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c4d95" officeooo:paragraph-rsid="006c4d95"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d1598" officeooo:paragraph-rsid="006d1598"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f91aa" officeooo:paragraph-rsid="006f91aa"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1cm" fo:margin-right="0cm" fo:text-align="start" style:justify-single-word="false" fo:text-indent="0cm" style:auto-text-indent="false"/>
      <style:text-properties fo:color="#000000" style:text-position="0% 100%" fo:font-size="12pt" fo:font-style="normal" style:text-underline-style="none" fo:font-weight="normal" officeooo:rsid="006f91aa" officeooo:paragraph-rsid="006f9a9c"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cm" fo:margin-right="0cm" fo:text-indent="0cm" style:auto-text-indent="false"/>
      <style:text-properties officeooo:paragraph-rsid="0063df0d"/>
    </style:style>
    <style:style style:name="P51" style:family="paragraph" style:parent-style-name="Standard">
      <style:paragraph-properties fo:margin-left="-1cm" fo:margin-right="0cm" fo:text-indent="0cm" style:auto-text-indent="false"/>
      <style:text-properties officeooo:paragraph-rsid="00652699"/>
    </style:style>
    <style:style style:name="P52" style:family="paragraph" style:parent-style-name="Standard">
      <style:paragraph-properties fo:margin-left="-1cm" fo:margin-right="0cm" fo:text-indent="0cm" style:auto-text-indent="false"/>
      <style:text-properties officeooo:paragraph-rsid="006afcdd"/>
    </style:style>
    <style:style style:name="P53" style:family="paragraph" style:parent-style-name="Standard">
      <style:paragraph-properties fo:margin-left="-1cm" fo:margin-right="0cm" fo:text-indent="0cm" style:auto-text-indent="false"/>
      <style:text-properties officeooo:paragraph-rsid="006f9a9c"/>
    </style:style>
    <style:style style:name="P54" style:family="paragraph" style:parent-style-name="Standard">
      <style:paragraph-properties fo:margin-left="-1cm" fo:margin-right="0cm" fo:text-indent="1.27cm" style:auto-text-indent="false"/>
      <style:text-properties officeooo:paragraph-rsid="0063df0d"/>
    </style:style>
    <style:style style:name="P55" style:family="paragraph" style:parent-style-name="Standard">
      <style:paragraph-properties fo:margin-left="-1cm" fo:margin-right="0cm" fo:text-align="start" style:justify-single-word="false" fo:text-indent="1cm" style:auto-text-indent="false"/>
      <style:text-properties fo:color="#000000" style:text-position="0% 100%" fo:font-size="12pt" fo:font-style="normal" style:text-underline-style="none" fo:font-weight="normal" officeooo:rsid="0060c384" officeooo:paragraph-rsid="00652699"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1cm" fo:margin-right="0cm" fo:text-indent="1cm" style:auto-text-indent="false"/>
      <style:text-properties officeooo:paragraph-rsid="00652699"/>
    </style:style>
    <style:style style:name="P57" style:family="paragraph" style:parent-style-name="Standard">
      <style:paragraph-properties fo:margin-left="-1cm" fo:margin-right="0.249cm" fo:text-indent="1cm" style:auto-text-indent="false"/>
      <style:text-properties officeooo:paragraph-rsid="00652699"/>
    </style:style>
    <style:style style:name="P58" style:family="paragraph" style:parent-style-name="Standard">
      <style:paragraph-properties fo:margin-left="-1cm" fo:margin-right="0cm" fo:text-indent="2.249cm" style:auto-text-indent="false"/>
      <style:text-properties officeooo:paragraph-rsid="006afcdd"/>
    </style:style>
    <style:style style:name="P59" style:family="paragraph" style:parent-style-name="Standard">
      <style:paragraph-properties fo:margin-left="-1cm" fo:margin-right="0cm" fo:text-indent="2.249cm" style:auto-text-indent="false"/>
      <style:text-properties officeooo:paragraph-rsid="006f9a9c"/>
    </style:style>
    <style:style style:name="P60" style:family="paragraph" style:parent-style-name="Standard">
      <style:paragraph-properties fo:margin-left="-1cm" fo:margin-right="0.249cm" fo:text-indent="0cm" style:auto-text-indent="false"/>
      <style:text-properties officeooo:paragraph-rsid="006f9a9c"/>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4e978a" style:font-weight-asian="normal" style:font-weight-complex="normal"/>
    </style:style>
    <style:style style:name="T3" style:family="text">
      <style:text-properties style:text-underline-style="none" fo:font-weight="normal" officeooo:rsid="00504cd6" style:font-weight-asian="normal" style:font-weight-complex="normal"/>
    </style:style>
    <style:style style:name="T4" style:family="text">
      <style:text-properties style:text-underline-style="none" fo:font-weight="normal" officeooo:rsid="0050c132" style:font-weight-asian="normal" style:font-weight-complex="normal"/>
    </style:style>
    <style:style style:name="T5" style:family="text">
      <style:text-properties officeooo:rsid="004e978a"/>
    </style:style>
    <style:style style:name="T6" style:family="text">
      <style:text-properties fo:color="#00a933"/>
    </style:style>
    <style:style style:name="T7" style:family="text">
      <style:text-properties fo:color="#00a933" style:text-underline-style="none" fo:font-weight="normal" style:font-weight-asian="normal" style:font-weight-complex="normal"/>
    </style:style>
    <style:style style:name="T8" style:family="text">
      <style:text-properties officeooo:rsid="005883c4"/>
    </style:style>
    <style:style style:name="T9" style:family="text">
      <style:text-properties officeooo:rsid="005e489e"/>
    </style:style>
    <style:style style:name="T10" style:family="text">
      <style:text-properties fo:color="#000000" style:text-underline-style="none" fo:font-weight="normal" style:font-weight-asian="normal" style:font-weight-complex="normal"/>
    </style:style>
    <style:style style:name="T11" style:family="text">
      <style:text-properties officeooo:rsid="005efb0c"/>
    </style:style>
    <style:style style:name="T12" style:family="text">
      <style:text-properties fo:color="#c9211e" style:text-underline-style="solid" style:text-underline-width="auto" style:text-underline-color="font-color" fo:font-weight="bold" style:font-weight-asian="bold" style:font-weight-complex="bold"/>
    </style:style>
    <style:style style:name="T13" style:family="text">
      <style:text-properties fo:color="#c9211e" style:text-underline-style="solid" style:text-underline-width="auto" style:text-underline-color="font-color" fo:font-weight="bold" officeooo:rsid="005e489e" style:font-weight-asian="bold" style:font-weight-complex="bold"/>
    </style:style>
    <style:style style:name="T14" style:family="text">
      <style:text-properties fo:color="#ff0000"/>
    </style:style>
    <style:style style:name="T15" style:family="text">
      <style:text-properties fo:color="#ff0000" style:text-position="super 58%"/>
    </style:style>
    <style:style style:name="T16" style:family="text">
      <style:text-properties fo:color="#ff0000" style:text-position="super 58%" style:font-weight-complex="bold"/>
    </style:style>
    <style:style style:name="T17" style:family="text">
      <style:text-properties fo:color="#ff0000" style:font-weight-complex="bold"/>
    </style:style>
    <style:style style:name="T18" style:family="text">
      <style:text-properties fo:font-weight="bold" style:font-weight-asian="bold" style:font-weight-complex="bold"/>
    </style:style>
    <style:style style:name="T19" style:family="text">
      <style:text-properties style:font-weight-complex="bold"/>
    </style:style>
    <style:style style:name="T20" style:family="text">
      <style:text-properties fo:color="#00b050"/>
    </style:style>
    <style:style style:name="T21" style:family="text">
      <style:text-properties style:text-position="super 58%"/>
    </style:style>
    <style:style style:name="T22" style:family="text">
      <style:text-properties officeooo:rsid="00693955"/>
    </style:style>
    <style:style style:name="T23" style:family="text">
      <style:text-properties officeooo:rsid="006c4d95"/>
    </style:style>
    <style:style style:name="T24" style:family="text">
      <style:text-properties officeooo:rsid="006d15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çon 16 La commande réflexe du muscle</text:p>
      <text:p text:style-name="P8"/>
      <text:p text:style-name="P8"/>
      <text:p text:style-name="P9">Doc 1 </text:p>
      <text:p text:style-name="P9">ligament= relie os entre eux</text:p>
      <text:p text:style-name="P9">os bouge les un par rapport au autre grace au recul</text:p>
      <text:p text:style-name="P9">articulation recouvert de cartilage</text:p>
      <text:p text:style-name="P9">synovie= huile qui entre les deux cartilage permet de glisser sans faire de bruit</text:p>
      <text:p text:style-name="P9">tendon= attache les muscle au os</text:p>
      <text:p text:style-name="P9">muscle antagoniste</text:p>
      <text:p text:style-name="P9">muscle fait bouger les membres suivant</text:p>
      <text:p text:style-name="P9"/>
      <text:p text:style-name="P11">Doc 2</text:p>
      <text:p text:style-name="P10"/>
      <text:p text:style-name="P10"/>
      <text:p text:style-name="P10"><text:span text:style-name="T5">doc 3</text:span> </text:p>
      <text:p text:style-name="P2"/>
      <text:p text:style-name="P5">Constat :<text:span text:style-name="T1"> </text:span><text:span text:style-name="T2">L’appareil locomoteur est constitué du squelette (=ensemble des os et du système musculeau-articulaire) ce dernier est composé des muscle striées squelettique, des tendons qui attachent les muscle sur les os, les articulations avec leur cartilage et la synovy er puis des ligament qui attache les os entre eux. Au cours d’une contraction musculaire la force exercée tire sur les tendons fait joué une articulation ce qui déplacent des os et donc conduit au mouvement. On distingue les muscles fléchisseurs qui par exemple plie les divert segment des membres, et les muscle extenseur qui les déplient. Ces <text:s/>2 types de muscles sont dit antagoniste car ils se contractent en alternance et conduise a des mouvement opposé. </text:span><text:span text:style-name="T3">Dans certain cas un médecin peut étre amené a pratiqué un teste réflexe les 2 principaux sont le réflexe achyléen ou un choque leger sur le tendon d’achille entrenne sont étirement du muscle auquel il est attaché puis il y a contraction de ce muscle extenseur du pied ( soléaire ). </text:span><text:span text:style-name="T4">Le second est le reflexe rotulien ou un choque sur le tendon rotulien entrainne sont étirement celui du muscle auquel il est attaché puis il ya contraction de ce muscle extenseur de la jambe ( quadriceps ) on parle de réflexe myotatique.</text:span></text:p>
      <text:p text:style-name="P3"/>
      <text:p text:style-name="P3"/>
      <text:p text:style-name="P4">Pb : <text:span text:style-name="T6">On vas cherchez a comprendre comment se passe le reflexe myotatique</text:span></text:p>
      <text:p text:style-name="P4"/>
      <text:p text:style-name="P4">Hypothèse :</text:p>
      <text:p text:style-name="P12">-le message reste au niveau du muscle </text:p>
      <text:p text:style-name="P12">-le message par du muscle vas a la moille épiniére et revien au muscles</text:p>
      <text:p text:style-name="P12">- le message par du muscle monte au cerveau puis redécent au muscle en repassent par la moille épiniére</text:p>
      <text:p text:style-name="P4"/>
      <text:p text:style-name="P4">Stratégie : </text:p>
      <text:p text:style-name="P24">-réalisé des sections a divers endroit du systéme nerveux </text:p>
      <text:p text:style-name="P24"><text:soft-page-break/>-enregistré la réponce du muscle en cas de réfléxe myotatique et comparé la vittesse de réponse a la vitésse moyenne de transmission des signaux nerveux soit 50m/s </text:p>
      <text:p text:style-name="P24"/>
      <text:p text:style-name="P13">doc 8 innervé ex : les muscle système nerveux périphérique </text:p>
      <text:p text:style-name="P24"/>
      <text:p text:style-name="P13">doc 9 </text:p>
      <text:p text:style-name="P13"/>
      <text:p text:style-name="P14">50m/s = <text:s/></text:p>
      <text:p text:style-name="P14">30ms </text:p>
      <text:p text:style-name="P14"/>
      <text:p text:style-name="P14">Etude 10 </text:p>
      <text:p text:style-name="P14"/>
      <text:p text:style-name="P15">message sensitif message créée et envoyer par organe vers centre nerveux </text:p>
      <text:p text:style-name="P15"/>
      <text:p text:style-name="P16">doc 14 </text:p>
      <text:p text:style-name="P16"/>
      <text:list xml:id="list1097866424" text:style-name="WWNum24">
        <text:list-item>
          <text:p text:style-name="P27"><text:span text:style-name="T14">La réalisation du réflexe myotatique :</text:span></text:p>
        </text:list-item>
      </text:list>
      <text:p text:style-name="P54">Le réflexe myotatique est la contraction d’un muscle en réponse à son propre étirement : le muscle étiré est donc à la fois le capteur du stimulus et l’effecteur de la réponse.</text:p>
      <text:p text:style-name="P50">Cette réponse réflexe est rapide (quelques dizaines de ms) et d’intensité variable. Elle dépend de l’intensité du stimulus et donc de l’ampleur de l’étirement. </text:p>
      <text:p text:style-name="P50">Elle dépend aussi de l’état du sujet. En effet, elle peut être exacerbée comme chez les sportifs par exemple, diminuée comme chez les consommateurs de drogues (alcool, cannabis et autres), voire absente dans certains cas pathologiques.</text:p>
      <text:p text:style-name="P50">Le muscle étiré est à l’origine d’un message nerveux sensitif qui remonte par le nerf rachidien puis passe par la racine dorsale avant d’entrer dans la moelle épinière. Un message nerveux moteur quitte alors la moelle épinière par la racine ventrale et se propage dans le nerf rachidien jusqu’au muscle initial.</text:p>
      <text:p text:style-name="P50">Un nerf rachidien conduit donc à la fois des messages sensitifs (se dirigeant vers la moelle épinière) et des messages moteurs (se dirigeant vers les muscles).</text:p>
      <text:p text:style-name="P50">Ainsi, <text:span text:style-name="T18">comme toute activité réflexe</text:span>, le réflexe myotatique fait intervenir successivement :</text:p>
      <text:p text:style-name="P50">– Des récepteurs sensoriels, situés dans le muscle même et sensibles au degré d’étirement.</text:p>
      <text:p text:style-name="P50">– Une voie nerveuse sensorielle ou afférente.</text:p>
      <text:p text:style-name="P50">– Un centre nerveux, ici la moelle épinière, capable de traiter l’information et de générer une réponse motrice.</text:p>
      <text:p text:style-name="P50">– Une voie nerveuse motrice ou efférente.</text:p>
      <text:p text:style-name="P50">– Des effecteurs moteurs, ici les cellules musculaires.</text:p>
      <text:p text:style-name="P50">En médecine, le réflexe myotatique est utilisé pour tester le fonctionnement de tous les acteurs de l’arc réflexe : moelle épinière, nerf et muscle.</text:p>
      <text:p text:style-name="P34"><text:span text:style-name="T14">Conclusion : Le réflexe myotatique se réalise en suivant un arc réflexe partant du muscle étiré, passant par la moelle épinière et revenant au même muscle qui répond par une contraction.</text:span></text:p>
      <text:p text:style-name="P16"/>
      <text:p text:style-name="P16"/>
      <text:p text:style-name="P6">Constat : <text:span text:style-name="T10">A l’échelle cellulaires on ces que c’est les neurones qui transmettent les message nerveux</text:span></text:p>
      <text:p text:style-name="P6"><text:soft-page-break/></text:p>
      <text:p text:style-name="P6">PB :<text:span text:style-name="T7"> On vas cherchée a comprendre comment s’organise le système nerveux</text:span></text:p>
      <text:p text:style-name="P6"/>
      <text:p text:style-name="P6">Hypothèse :</text:p>
      <text:p text:style-name="P16">- il n’y aura qu’un seul neurone qui d’un coté reçoit les message sensitif et de l’autre envoi les messages moteurs</text:p>
      <text:p text:style-name="P16">- il y aurait 2 neurone un neurone sensitif et un moteur en communication au niveau de la moelle épinière</text:p>
      <text:p text:style-name="P16">- il y aurait une série de neurone sensitif en communication avec une série de neurone moteurs au niveau de la moelle</text:p>
      <text:p text:style-name="P6"/>
      <text:p text:style-name="P6">Stratégie :</text:p>
      <text:p text:style-name="P25">- Observer des coupes histologiques de <text:span text:style-name="T8">moelle</text:span> <text:span text:style-name="T8">épinière</text:span> de moelle rachidien pour localiser des corps cellulaire de neurones</text:p>
      <text:p text:style-name="P16"/>
      <text:p text:style-name="P16"/>
      <text:p text:style-name="P16"/>
      <text:p text:style-name="P17">dendrites prolongement cytoplasmique qui reçoit les messages</text:p>
      <text:p text:style-name="P17">Axone envoi des messages </text:p>
      <text:p text:style-name="P17"/>
      <text:p text:style-name="P17"/>
      <text:p text:style-name="P18">nerf = constituer de neurone </text:p>
      <text:p text:style-name="P18"/>
      <text:p text:style-name="P18"/>
      <text:p text:style-name="P19">doc 21 <text:span text:style-name="T9">savoir reproduire </text:span></text:p>
      <text:p text:style-name="P18"/>
      <text:list xml:id="list100923541855090" text:continue-numbering="true" text:style-name="WWNum24">
        <text:list-item>
          <text:p text:style-name="P27"><text:span text:style-name="T14">L’organisation du circuit neuronique de l’arc réflexe :</text:span></text:p>
        </text:list-item>
      </text:list>
      <text:p text:style-name="P31"/>
      <text:p text:style-name="P32">Un neurone ou cellule nerveuse, présente un corps cellulaire renfermant le noyau et des prolongements cytoplasmiques de 2 types : dendrites et axone. </text:p>
      <text:p text:style-name="P32">Les corps cellulaires sont situés dans la substance grise de la moelle épinière ou dans les ganglions rachidiens. Les dendrites et les axones composent les fibres nerveuses que l’on trouve dans les nerfs et la substance blanche de la moelle.</text:p>
      <text:p text:style-name="P32">Certains neurones établissent des connexions avec d’autres au niveau de synapses neuro-neuroniques. D’autres établissent des connexions avec des cellules qui n’appartiennent pas au système nerveux. Si ces cellules sont musculaires, le contact se fait alors au niveau de synapses neuromusculaires.</text:p>
      <text:p text:style-name="P33"/>
      <text:p text:style-name="P33">Le réflexe myotatique repose sur 2 populations de neurones :</text:p>
      <text:p text:style-name="P33"/>
      <text:p text:style-name="P33">– les neurones afférents ou sensitifs qui ont leurs corps cellulaires dans les ganglions rachidiens et dont les dendrites très modifiées participent à l’organisation des récepteurs sensoriels appelés fuseaux neuromusculaires. Ces derniers sont sensibles aux variations de l’étirement du muscle.</text:p>
      <text:p text:style-name="P33"/>
      <text:p text:style-name="P33"><text:soft-page-break/>– les neurones efférents ou neurones moteurs ou motoneurones qui ont leurs corps cellulaires dans la substance grise de la moelle épinière et dont les axones aboutissent aux cellules musculaires au niveau de zones appelées plaques motrices qui sont en fait des synapses neuromusculaires.</text:p>
      <text:p text:style-name="P33"/>
      <text:p text:style-name="P33">Dans la moelle épinière, l’axone du neurone sensitif et les dendrites du neurone moteur font une seule synapse neuro-neuronique : le réflexe myotatique est donc qualifié de monosynaptique.</text:p>
      <text:p text:style-name="P31"/>
      <text:p text:style-name="P35"><text:span text:style-name="T14">CONCLUSION : Les neurones de l’arc réflexe myotatique s’organisent en un circuit relativement simple car monosynaptique. Aux 2 extrémités, les dendrites du neurone sensoriel composent le récepteur alors que les terminaisons axonales du motoneurone composent la plaque motrice.</text:span></text:p>
      <text:p text:style-name="P22"/>
      <text:p text:style-name="P18"><text:s/><text:span text:style-name="T13">Constat :</text:span><text:span text:style-name="T9"> L’organisation d’un neurone permet donc la transmission efficace des message nerveux lors du réflexe myotatique.</text:span></text:p>
      <text:p text:style-name="P18"/>
      <text:p text:style-name="P20"><text:span text:style-name="T12">PB :</text:span> <text:span text:style-name="T6">On vas cherchez a comprendre quelles sont les caractéristique du message nerveux et comment se réalise sa transmission au niveau des synapses</text:span></text:p>
      <text:p text:style-name="P20"/>
      <text:p text:style-name="P7">Stratégie :</text:p>
      <text:p text:style-name="P26">- enregistrer le message qui passe dans un nerf est dans un neurone selon la stimulation.</text:p>
      <text:p text:style-name="P26">-Étudier l’ultrastructure de synapses </text:p>
      <text:p text:style-name="P26">- comparer cette ultrastructure avant et <text:span text:style-name="T11">après</text:span> le passage du signal nerveux</text:p>
      <text:p text:style-name="P26"/>
      <text:p text:style-name="P20"/>
      <text:p text:style-name="P21">message nerveux électrique codée en fréquence </text:p>
      <text:p text:style-name="P21"/>
      <text:p text:style-name="P51"><text:span text:style-name="T14"><text:tab/>Les caractéristiques du message nerveux :</text:span></text:p>
      <text:list xml:id="list3224547745" text:style-name="WWNum25">
        <text:list-item>
          <text:p text:style-name="P28"><text:span text:style-name="T20">Nature et codage du message nerveux :</text:span></text:p>
        </text:list-item>
      </text:list>
      <text:p text:style-name="P57">La membrane d’un neurone est électriquement polarisée. On appelle potentiel membranaire ou <text:span text:style-name="T18">potentiel de repos </text:span>la différence de potentiel électrique entre l’extérieur et l’intérieur du neurone (environ -60/-70mV).</text:p>
      <text:p text:style-name="P51">Lors d’une stimulation artificielle d’un neurone, il y a modification brutale et locale de cette polarisation. Cette modification stéréotypée est appelée <text:span text:style-name="T18">potentiel d’action</text:span>. Un potentiel d’action est une inversion transitoire de la polarisation membranaire, d’amplitude constante (environ 100 mV) et d’une durée de quelques millisecondes. Il est dû à l’entrée d’ions Na<text:span text:style-name="T21">+</text:span> dans la cellule (=phase de dépolarisation) puis à la sortie d’ions K<text:span text:style-name="T21">+</text:span> (=phase de repolarisation). Le message nerveux est donc de nature électrique.</text:p>
      <text:p text:style-name="P51">Le potentiel d’action n’est observé que si l’intensité de la stimulation est suffisante c’est-à-dire qu’elle dépasse une valeur seuil.</text:p>
      <text:p text:style-name="P51">On dit qu’une fibre nerveuse obéit à la « loi du tout ou rien » :</text:p>
      <text:p text:style-name="P51">– « rien », quand la valeur seuil n’est pas atteinte et donc qu’il n’y a pas création de potentiel d’action ;</text:p>
      <text:p text:style-name="P51"><text:soft-page-break/>– « tout », quand le seuil est atteint et que le potentiel d’action a d’emblée son amplitude maximale.</text:p>
      <text:p text:style-name="P56">Lors de sa propagation le long d’une fibre, le potentiel d’action conserve toutes ses caractéristiques. Il se propage à une vitesse qui dépend du type de fibre : la présence d’une gaine de myéline l’accélère grandement comme dans le cas des motoneurones. En effet, cette gaine est un corps gras qui isole les axones mais qui s’interrompt régulièrement au niveau des nœuds de Ranvier. Le message nerveux saute d’un nœud à l’autre car ce n’est qu’à leur niveau que peuvent avoir lieu les mouvements d’ions. </text:p>
      <text:p text:style-name="P51">Les potentiels d’action (PA) ne circulent que dans un sens, du corps cellulaire vers les terminaisons axonales, car une membrane qui vient de se repolariser ne peut pas se dépolariser aussitôt. Les PA ne font donc jamais « machine arrière ».</text:p>
      <text:p text:style-name="P55"><text:span text:style-name="T19">Au niveau d’une fibre nerveuse</text:span>, le message est codé en <text:span text:style-name="T19">fréquence de potentiels d’action </text:span>: plus l’intensité du stimulus est grande, plus la fréquence des potentiels d’action augmente jusqu’à une certaine limite.<text:span text:style-name="T19"> Par contre, au niveau d’un nerf</text:span>, le message nerveux est codé par le <text:span text:style-name="T19">nombre de fibres stimulées ce qui revient à créer un </text:span>potentiel global, somme des divers PA, dont l’amplitude sera ainsi plus ou moins importante.</text:p>
      <text:p text:style-name="P22"/>
      <text:p text:style-name="P22"/>
      <text:p text:style-name="P22">Activité 27</text:p>
      <text:p text:style-name="P22"/>
      <text:p text:style-name="P23">retenir 1,29 nm </text:p>
      <text:p text:style-name="P23"/>
      <text:p text:style-name="P51"><text:span text:style-name="T14">Les caractéristiques du message nerveux :</text:span></text:p>
      <text:p text:style-name="P57"><text:span text:style-name="T20">2) La transmission du message nerveux au niveau des synapses chimiques :</text:span></text:p>
      <text:p text:style-name="P57">La structure et le fonctionnement des synapses neuro-neuroniques et neuromusculaires sont comparables.</text:p>
      <text:p text:style-name="P57">Une synapse est une structure polarisée car, à travers elle, le message nerveux se transmet toujours dans le même sens : du neurone présynaptique vers la cellule postsynaptique.</text:p>
      <text:p text:style-name="P57">Une synapse est constituée de :</text:p>
      <text:p text:style-name="P57">-<text:tab/>l’extrémité du neurone présynaptique (=bouton) renfermant des vésicules remplies de molécules appelées neurotransmetteur ou neuromédiateur</text:p>
      <text:p text:style-name="P57">-<text:tab/>une fente synaptique= espace entre les deux cellules, où sont déversés par exocytose les neurotransmetteurs</text:p>
      <text:p text:style-name="P57">-<text:tab/>la membrane de la cellule postsynaptique (neurone suivant ou cellule musculaire).</text:p>
      <text:p text:style-name="P57">C’est l’arrivée de potentiels d’action au niveau du bouton synaptique qui déclenche la libération des neurotransmetteurs. Ces derniers vont aller se fixer sur des récepteurs spécifiques de la membrane postsynaptique qui sont souvent des canaux à Na<text:span text:style-name="T21">+</text:span>. Si la quantité de neurotransmetteurs est suffisante, il va y avoir déclenchement de potentiels d’actions au niveau de la cellule postsynaptique. Le message aura ainsi été transmis de manière chimique et non plus électrique. Dans ce cas, le message est codé en concentration de neurotransmetteurs.</text:p>
      <text:p text:style-name="P57">L’inactivation rapide des neurotransmetteurs dans la fente synaptique interrompt la transmission. Ceci est dû à l’action d’enzymes détruisant le neurotransmetteur et/ ou à la récupération des neurotransmetteurs par le neurone présynaptique (=recyclage par endocytose).</text:p>
      <text:p text:style-name="P57"><text:soft-page-break/>Au niveau de la synapse neuromusculaire, le neurotransmetteur est l’acétylcholine. Sa libération dans la fente synaptique et sa fixation sur ses récepteurs entraînent la naissance de potentiels d’action musculaires, eux-mêmes responsables de la contraction musculaire.</text:p>
      <text:p text:style-name="P57"/>
      <text:p text:style-name="P36"><text:span text:style-name="T14">CONCLUSION : Le message nerveux, de nature électrique tout le long des prolongements neuronaux change de nature et devient chimique lorsqu’il doit passer de cellule en cellule au niveau des synapses. </text:span></text:p>
      <text:p text:style-name="P36"><text:span text:style-name="T14"/></text:p>
      <text:p text:style-name="P36"><text:span text:style-name="T14"/></text:p>
      <text:p text:style-name="P36"><text:span text:style-name="T14"/></text:p>
      <text:p text:style-name="P37"><text:span text:style-name="T14">Neurone=</text:span> très forte transcription des gènes car il doivent crée des masses de neurotransmetteur</text:p>
      <text:p text:style-name="P37"/>
      <text:p text:style-name="P38">synapse= zone constitué de la fente + membrane postsynaptique + bouton synaptique</text:p>
      <text:p text:style-name="P38"/>
      <text:p text:style-name="P39">plus un message est important plus</text:p>
      <text:p text:style-name="P39"/>
      <text:p text:style-name="P39"/>
      <text:p text:style-name="P41">Constat : L’acétylcholine est donc responsable de la transmission du message « contraction » au muscle </text:p>
      <text:p text:style-name="P41"/>
      <text:p text:style-name="P41">Pb : on vas cherchez a comprendre comment l’acétylcholine peut provoquer une contraction </text:p>
      <text:p text:style-name="P41"/>
      <text:p text:style-name="P41">Strat :</text:p>
      <text:p text:style-name="P41">-comprendre le lien entre l’entre d’ion Na+ dans la cellule musculaire et le raccourcissement de cette cellule </text:p>
      <text:p text:style-name="P41"/>
      <text:p text:style-name="P41">doc 30 </text:p>
      <text:p text:style-name="P41"/>
      <text:p text:style-name="P41">fibre musculaire = cellule musculaire </text:p>
      <text:p text:style-name="P41"/>
      <text:p text:style-name="P42">doc 32</text:p>
      <text:p text:style-name="P42"><text:s/>exemple de potentiel d’action musculaire </text:p>
      <text:p text:style-name="P41"/>
      <text:p text:style-name="P42">Doc 33 2 </text:p>
      <text:p text:style-name="P42">potentiel d’action <text:span text:style-name="T22">du neurone moteur = potentiel d’action musculaire </text:span></text:p>
      <text:p text:style-name="P41"><text:span text:style-name="T22"/></text:p>
      <text:p text:style-name="P43">doc 34 </text:p>
      <text:p text:style-name="P43">potentiel d’action musculaire puis augmentation du Ca2+ dans le muscle avec un leger décalage</text:p>
      <text:p text:style-name="P43"/>
      <text:p text:style-name="P43">doc 35</text:p>
      <text:p text:style-name="P43">membrane plasmique= sarcolemme</text:p>
      <text:p text:style-name="P43">cytoplasme=sarcoplasme</text:p>
      <text:p text:style-name="P43">myofibrilles</text:p>
      <text:p text:style-name="P43">en violet = réticulum sarcoplasmique </text:p>
      <text:p text:style-name="P43"><text:soft-page-break/>réticulum sarcoplasmique contient le caltion</text:p>
      <text:p text:style-name="P43"/>
      <text:p text:style-name="P43">doc 36</text:p>
      <text:p text:style-name="P44"/>
      <text:p text:style-name="P44"/>
      <text:p text:style-name="P44">Doc 37</text:p>
      <text:p text:style-name="P44">récepteur DHP quand il reçoit un signal électrique ouvre les porte au canal du calcium</text:p>
      <text:p text:style-name="P44"/>
      <text:p text:style-name="P52"><text:span text:style-name="T14">Du message nerveux à la contraction musculaire :</text:span></text:p>
      <text:p text:style-name="P58">Au niveau de la plaque motrice, la membrane plasmique des fibres musculaires appelée sarcolemme possèdent de nombreux récepteurs à l’acétylcholine qui sont en fait des canaux à sodium. Lorsque le neurotransmetteur se fixe à ses récepteurs, ces derniers s’ouvrent, des ions Na<text:span text:style-name="T21">+</text:span> entrent dans le cytoplasme des fibres appelé sarcoplasme. Il y a ainsi mise en place de potentiels d’action musculaires qui partent dans toutes les directions au niveau du sarcolemme. Or, à intervalles réguliers, ce sarcolemme présente des invaginations appelées tubules T ou transverses qui s’insinuent au cœur des cellules. Ces tubules T sont à proximité immédiate d’une structure intracellulaire appelée réticulum sarcoplasmique qui entoure les myofibrilles contractiles (voir prochains cours) et dont le rôle est de stoker de grandes quantités de calcium. Les parties du réticulum sarcoplasmique appelées citernes terminales sont quasiment collées aux tubules T avec lesquels elles sont reliées par les récepteurs DHP. Quand les potentiels d’action arrivent au niveau des tubules T, les récepteurs DHP changent de conformation ce qui ouvrent les canaux à Ca<text:span text:style-name="T21">2+</text:span> du réticulum sarcoplasmique. C’est cette augmentation brusque de la concentration sarcoplasmique en Ca<text:span text:style-name="T21">2+</text:span> qui entraîne la contraction de la fibre musculaire dont nous verrons les détails dans une prochaine leçon.</text:p>
      <text:p text:style-name="P45"><text:span text:style-name="T14">CONCLUSION : L’acétylcholine déclenche directement la mise en place de potentiels d’action musculaires qui eux-mêmes sont responsables de la libération de Ca</text:span><text:span text:style-name="T15">2+</text:span><text:span text:style-name="T14"> par le réticulum sarcoplasmique. C’est ce calcium qui induit la contraction musculaire et donc la réponse motrice au stimulus.</text:span></text:p>
      <text:p text:style-name="P45"><text:span text:style-name="T14"/></text:p>
      <text:p text:style-name="P45"><text:span text:style-name="T14"/></text:p>
      <text:p text:style-name="P45"><text:span text:style-name="T14"/></text:p>
      <text:p text:style-name="P45"><text:span text:style-name="T23">Paralyser= empecher les mouvement</text:span></text:p>
      <text:p text:style-name="P45"><text:span text:style-name="T23">→ empêcher toute les contraction musculaire</text:span></text:p>
      <text:p text:style-name="P45"><text:span text:style-name="T23">→ ordonner toute les contraction musculaire </text:span><text:s/></text:p>
      <text:p text:style-name="P45"/>
      <text:p text:style-name="P45"/>
      <text:p text:style-name="P46">Constat : Lors d’une opération chirurgical un des produit utilisé en anesthésie, le curare dont le rôle est de paralysé le patient afin de facilité l’intervention il existe donc des molécule qui bloque les contractions musculaires.</text:p>
      <text:p text:style-name="P46"/>
      <text:p text:style-name="P46">PB : On vas cherchez a comprendre comment agis le curare </text:p>
      <text:p text:style-name="P46"/>
      <text:p text:style-name="P46">Hypothèse :</text:p>
      <text:p text:style-name="P46">-le curare pourrait bloquer les canaux Na+ le long de l’axone</text:p>
      <text:p text:style-name="P46">- blocage de la libération (=exocytose =/ endocytose) de l’acétylcholine (Ach) <text:s/></text:p>
      <text:p text:style-name="P40"><text:soft-page-break/>- <text:span text:style-name="T24">inhibition de l’acétylcholinestérase ou alors se comporte comme l' l’acétylcholinestérase</text:span></text:p>
      <text:p text:style-name="P40"><text:span text:style-name="T24">- blocage des récepteur a l’acétylcholine</text:span></text:p>
      <text:p text:style-name="P40"><text:span text:style-name="T24">- blocage de la libération du calcium dans le sarcoplasme</text:span></text:p>
      <text:p text:style-name="P40"><text:span text:style-name="T24"/></text:p>
      <text:p text:style-name="P47"><text:span text:style-name="T24">S</text:span>tratégie : </text:p>
      <text:p text:style-name="P39">- <text:span text:style-name="T24">tracé le curare dans l’organisme en le marquant comparé sa structure a celle de molécule naturellement présente comme l’acétylcholine</text:span></text:p>
      <text:p text:style-name="P39"><text:span text:style-name="T24"/></text:p>
      <text:p text:style-name="P47">doc 39 </text:p>
      <text:p text:style-name="P47">permet d’eliminé une bonne partie </text:p>
      <text:p text:style-name="P47"/>
      <text:p text:style-name="P47"/>
      <text:p text:style-name="P47">curare prend la place de l’acétylcholine </text:p>
      <text:p text:style-name="P47"/>
      <text:p text:style-name="P48">paralysie par relaxation</text:p>
      <text:p text:style-name="P48"/>
      <text:p text:style-name="P48">curare antagoniste de l’acétylcholine</text:p>
      <text:p text:style-name="P48"/>
      <text:p text:style-name="P49">doc 42</text:p>
      <text:p text:style-name="P49"/>
      <text:p text:style-name="P53"><text:span text:style-name="T14"><text:tab/>Un exemple d’antagoniste de l’acétylcholine, le curare :</text:span></text:p>
      <text:p text:style-name="P59">Le curare ou plutôt les curares sont des antagonistes de l’acétylcholine car ils se fixent sur ses récepteurs postsynaptiques à sa place mais empêchent la formation de potentiels d’actions musculaire, ce qui entraîne un relâchement généralisé des muscles et donc une paralysie. D’autres antagonistes empêchent l’action de l’acétylcholine en inhibant son exocytose (cas de la toxine botulique utilisée dans le Botox).</text:p>
      <text:p text:style-name="P53">Il existe aussi des molécules telles que des pesticides, certains médicaments, le gaz sarin et la toxine de la veuve noire (araignée) qui sont des agonistes de l’acétylcholine. Ils empêchent son inactivation par l’acétylcholinestérase (inhibition de l’enzyme) ou induisent une hyper-exocytose de l’acétylcholine prolongeant ainsi sa durée d’action et donc la contraction musculaire.</text:p>
      <text:p text:style-name="P60"><text:span text:style-name="T17"/></text:p>
      <text:p text:style-name="P60"><text:span text:style-name="T17">CONCLUSION : Un curare se fixe au récepteur de l’acétylcholine et empêche ainsi les contractions musculaires mais de nombreuses autres molécules naturelles ou de synthèse agissent aussi sur la plaque motrice de manière agoniste ou antagoniste vis-à-vis de l’acétylcholine et perturbent le fonctionnement de la synapse.</text:span></text:p>
      <text:p text:style-name="P49"><text:span text:style-name="T17"/></text:p>
      <text:p text:style-name="P49"><text:span text:style-name="T17"/></text:p>
      <text:p text:style-name="P49"><text:span text:style-name="T17">BILAN : La commande réflexe du muscle passe par des arcs myotatiques monosynaptiques qui ont pour centre nerveux la moelle épinière. Les messages qui circulent entre les fuseaux neuromusculaires et les plaques motrices sont de nature électrique sauf au niveau des synapses où ils sont chimiques. Au niveau du muscle, le message de nature chimique redevient électrique avec la naissance de potentiels d’action musculaires qui vont entrainer la libération de Ca</text:span><text:span text:style-name="T16">2+</text:span><text:span text:style-name="T17"> et donc la contraction musculaire. C’est au niveau des synapses qu’agissent diverses molécules perturbatrices de la transmission des messages nerveux.</text:span> <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adugi" svg:font-family="Gadugi"/>
    <style:font-face style:name="Lucida Sans1" svg:font-family="'Lucida Sans'" style:font-family-generic="swiss"/>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903cm"/>
        </style:list-level-properties>
        <style:text-properties fo:font-family="Symbol" style:font-style-name="Normal" style:font-family-generic="roman" style:font-pitch="variable"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73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3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3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3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3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3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9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1.244cm" fo:margin-left="2.49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23T11:30:55.695000000</meta:creation-date>
    <dc:date>2023-01-06T10:09:21.365000000</dc:date>
    <meta:editing-duration>PT7H3M25S</meta:editing-duration>
    <meta:editing-cycles>78</meta:editing-cycles>
    <meta:generator>LibreOffice/6.3.5.2$Windows_X86_64 LibreOffice_project/dd0751754f11728f69b42ee2af66670068624673</meta:generator>
    <meta:document-statistic meta:table-count="0" meta:image-count="0" meta:object-count="0" meta:page-count="8" meta:paragraph-count="145" meta:word-count="2675" meta:character-count="17316" meta:non-whitespace-character-count="14730"/>
  </office:meta>
</office:document-meta>
</file>